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officeooo:rsid="000b3848" officeooo:paragraph-rsid="000b3848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officeooo:rsid="000b3848" officeooo:paragraph-rsid="000deb9b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24pt" style:text-underline-style="solid" style:text-underline-width="auto" style:text-underline-color="font-color" fo:font-weight="bold" officeooo:rsid="000c0887" officeooo:paragraph-rsid="000c0887" style:font-size-asian="21pt" style:font-weight-asian="bold" style:font-size-complex="2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24pt" style:text-underline-style="solid" style:text-underline-width="auto" style:text-underline-color="font-color" fo:font-weight="bold" officeooo:rsid="000deb9b" officeooo:paragraph-rsid="000deb9b" style:font-size-asian="21pt" style:font-weight-asian="bold" style:font-size-complex="2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28pt" style:text-underline-style="solid" style:text-underline-width="auto" style:text-underline-color="font-color" fo:font-weight="bold" officeooo:rsid="00112059" officeooo:paragraph-rsid="00112059" style:font-size-asian="28pt" style:font-weight-asian="bold" style:font-size-complex="28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28pt" style:text-underline-style="solid" style:text-underline-width="auto" style:text-underline-color="font-color" fo:font-weight="bold" officeooo:rsid="00130d6d" officeooo:paragraph-rsid="00130d6d" style:font-size-asian="28pt" style:font-weight-asian="bold" style:font-size-complex="28pt" style:font-weight-complex="bold"/>
    </style:style>
    <style:style style:name="T1" style:family="text">
      <style:text-properties officeooo:rsid="000deb9b"/>
    </style:style>
    <style:style style:name="T2" style:family="text">
      <style:text-properties officeooo:rsid="00112059"/>
    </style:style>
    <style:style style:name="T3" style:family="text">
      <style:text-properties officeooo:rsid="00130d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HAPTER <text:span text:style-name="T2">6</text:span></text:p>
      <text:p text:style-name="P5">TEST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HAPTER <text:span text:style-name="T2">7</text:span></text:p>
      <text:p text:style-name="P5">RESULT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HAPTER <text:span text:style-name="T3">9</text:span></text:p>
      <text:p text:style-name="P6">CHALLENGES AND FUTURE 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91cm" fo:margin-bottom="1.91cm" fo:margin-left="3.18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12:37:51.251664094</meta:creation-date>
    <dc:date>2014-06-06T19:34:53.825025996</dc:date>
    <meta:editing-duration>PT4M44S</meta:editing-duration>
    <meta:editing-cycles>4</meta:editing-cycles>
    <meta:generator>LibreOffice/4.1.5.3$Linux_X86_64 LibreOffice_project/410m0$Build-3</meta:generator>
    <meta:document-statistic meta:table-count="0" meta:image-count="0" meta:object-count="0" meta:page-count="3" meta:paragraph-count="6" meta:word-count="12" meta:character-count="67" meta:non-whitespace-character-count="61"/>
  </office:meta>
</office:document-meta>
</file>